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, MingLiU" style:font-family-generic="modern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P1" style:family="paragraph" style:parent-style-name="Standard">
      <style:paragraph-properties fo:margin-left="0.7146in" fo:margin-right="0in" fo:line-height="0.3472in" fo:text-align="justify" style:justify-single-word="false" fo:text-indent="-0.3398in" style:auto-text-indent="false"/>
    </style:style>
    <style:style style:name="P2" style:family="paragraph" style:parent-style-name="Standard">
      <style:paragraph-properties fo:margin-left="0.3752in" fo:margin-right="0in" fo:line-height="0.3472in" fo:text-align="justify" style:justify-single-word="false" fo:text-indent="0.2917in" style:auto-text-indent="false"/>
    </style:style>
    <style:style style:name="P3" style:family="paragraph" style:parent-style-name="Standard">
      <style:paragraph-properties fo:margin-left="0.5165in" fo:margin-right="0in" fo:line-height="0.278in" fo:text-indent="-0.5165in" style:auto-text-indent="false"/>
      <style:text-properties fo:color="#000000" fo:font-size="13pt" style:font-size-asian="13pt" style:font-size-complex="13pt"/>
    </style:style>
    <style:style style:name="P4" style:family="paragraph" style:parent-style-name="HTML_20_預設格式">
      <style:paragraph-properties fo:text-align="center" style:justify-single-word="false"/>
    </style:style>
    <style:style style:name="P5" style:family="paragraph" style:parent-style-name="HTML_20_預設格式">
      <style:paragraph-properties fo:text-align="justify" style:justify-single-word="false"/>
    </style:style>
    <style:style style:name="P6" style:family="paragraph" style:parent-style-name="HTML_20_預設格式">
      <style:paragraph-properties fo:line-height="0.2083in" fo:text-align="justify" style:justify-single-word="false"/>
      <style:text-properties fo:font-size="18pt" style:font-size-asian="18pt" style:font-size-complex="18pt"/>
    </style:style>
    <style:style style:name="P7" style:family="paragraph" style:parent-style-name="HTML_20_預設格式">
      <style:paragraph-properties fo:margin-left="0in" fo:margin-right="0in" fo:text-align="justify" style:justify-single-word="false" fo:text-indent="3.3335in" style:auto-text-indent="false"/>
    </style:style>
    <style:style style:name="P8" style:family="paragraph" style:parent-style-name="HTML_20_預設格式">
      <style:paragraph-properties fo:margin-left="0.6945in" fo:margin-right="0in" fo:line-height="0.3472in" fo:text-align="justify" style:justify-single-word="false" fo:text-indent="-0.361in" style:auto-text-indent="false"/>
    </style:style>
    <style:style style:name="P9" style:family="paragraph" style:parent-style-name="HTML_20_預設格式">
      <style:paragraph-properties fo:margin-left="0.6945in" fo:margin-right="0in" fo:line-height="0.3472in" fo:text-align="justify" style:justify-single-word="false" fo:text-indent="-0.361in" style:auto-text-indent="false">
        <style:tab-stops>
          <style:tab-stop style:position="0.7256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0" style:family="paragraph" style:parent-style-name="HTML_20_預設格式">
      <style:paragraph-properties fo:margin-left="0.6945in" fo:margin-right="0in" fo:line-height="0.3472in" fo:text-align="justify" style:justify-single-word="false" fo:text-indent="-0.361in" style:auto-text-indent="false"/>
      <style:text-properties fo:font-size="13pt" style:font-size-asian="13pt" style:font-size-complex="13pt"/>
    </style:style>
    <style:style style:name="P11" style:family="paragraph" style:parent-style-name="HTML_20_預設格式">
      <style:paragraph-properties fo:margin-left="1.0543in" fo:margin-right="0in" fo:line-height="0.3472in" fo:text-align="justify" style:justify-single-word="false" fo:text-indent="-0.361in" style:auto-text-indent="false"/>
    </style:style>
    <style:style style:name="P12" style:family="paragraph" style:parent-style-name="HTML_20_預設格式">
      <style:paragraph-properties fo:margin-left="1.0535in" fo:margin-right="0in" fo:line-height="0.3472in" fo:text-align="justify" style:justify-single-word="false" fo:text-indent="-0.0902in" style:auto-text-indent="false"/>
    </style:style>
    <style:style style:name="P13" style:family="paragraph" style:parent-style-name="HTML_20_預設格式">
      <style:paragraph-properties fo:margin-left="0.6665in" fo:margin-right="0in" fo:line-height="0.3472in" fo:text-align="justify" style:justify-single-word="false" fo:text-indent="-0.3335in" style:auto-text-indent="false">
        <style:tab-stops>
          <style:tab-stop style:position="0.7189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4" style:family="paragraph" style:parent-style-name="HTML_20_預設格式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line-through-style="solid" style:text-line-through-type="single" fo:font-size="13pt" style:font-size-asian="13pt" style:font-size-complex="13pt"/>
    </style:style>
    <style:style style:name="T7" style:family="text">
      <style:text-properties style:text-line-through-style="solid" style:text-line-through-type="single" style:font-name="細明體" fo:font-size="13pt" style:font-name-asian="細明體" style:font-size-asian="13pt" style:font-name-complex="細明體" style:font-size-complex="13pt"/>
    </style:style>
    <style:style style:name="T8" style:family="text">
      <style:text-properties style:font-name="新細明體" fo:font-size="13pt" style:font-name-asian="新細明體" style:font-size-asian="13pt" style:font-name-complex="新細明體" style:font-size-complex="13pt"/>
    </style:style>
    <style:style style:name="T9" style:family="text">
      <style:text-properties style:font-name="新細明體" style:font-name-asian="新細明體" style:font-name-complex="新細明體"/>
    </style:style>
    <style:style style:name="T10" style:family="text">
      <style:text-properties style:font-name="Times New Roman" style:font-name-complex="Times New Roman"/>
    </style:style>
    <style:style style:name="T11" style:family="text">
      <style:text-properties style:font-name="Verdana" fo:font-size="13pt" style:font-size-asian="13pt" style:font-name-complex="Verdana" style:font-size-complex="13pt"/>
    </style:style>
    <style:style style:name="T12" style:family="text">
      <style:text-properties style:font-name="Verdana" fo:font-size="13pt" style:font-size-asian="13pt" style:font-name-complex="Verdana" style:font-size-complex="13pt"/>
    </style:style>
    <style:style style:name="T13" style:family="text">
      <style:text-properties style:font-name="細明體" fo:font-size="13pt" style:font-name-asian="細明體" style:font-size-asian="13pt" style:font-name-complex="細明體" style:font-size-complex="13pt"/>
    </style:style>
    <style:style style:name="T14" style:family="text">
      <style:text-properties fo:color="#ff0000" style:font-name="新細明體" fo:font-size="13pt" style:text-underline-style="solid" style:text-underline-width="auto" style:text-underline-color="font-color" style:letter-kerning="true" style:font-size-asian="13pt" style:font-name-complex="新細明體" style:font-size-complex="13pt"/>
    </style:style>
    <style:style style:name="T15" style:family="text">
      <style:text-properties fo:color="#000000" fo:font-size="13pt" style:font-size-asian="13pt" style:font-size-complex="13pt"/>
    </style:style>
    <style:style style:name="T16" style:family="text">
      <style:text-properties fo:color="#000000" fo:font-size="13pt" style:font-size-asian="13pt" style:font-size-complex="13pt"/>
    </style:style>
    <style:style style:name="T17" style:family="text">
      <style:text-properties fo:color="#000000" fo:font-size="13pt" style:font-name-asian="Times New Roman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國立成功大學</text:span><text:span text:style-name="T1"> 資訊工程研究所碩士班 學分承認及抵免辦法</text:span></text:p>
      <text:p text:style-name="P4"><text:s text:c="46"/></text:p>
      <text:p text:style-name="P5"><text:s text:c="45"/>96年10月9日經系務會議通過</text:p>
      <text:p text:style-name="P5"><text:s text:c="40"/>97年12月23日經系務會議修正通過</text:p>
      <text:p text:style-name="P7">102年6月18日經系務會議修正通過</text:p>
      <text:p text:style-name="P7">105年5月17日經系務會議修正通過</text:p>
      <text:p text:style-name="P7">105年12月27日經系務會議修正通過</text:p>
      <text:p text:style-name="P7">107年6月26日經系務會議修正通過</text:p>
      <text:p text:style-name="P6"/>
      <text:p text:style-name="P8"><text:span text:style-name="T4">一、資訊工程研究所</text:span><text:span text:style-name="T4">碩士班</text:span><text:span text:style-name="T4">學生</text:span><text:span text:style-name="T4">畢業</text:span><text:span text:style-name="T4">所需</text:span><text:span text:style-name="T4">學分</text:span><text:span text:style-name="T4">，規定如下：</text:span></text:p>
      <text:p text:style-name="P11"><text:span text:style-name="T4">共2</text:span><text:span text:style-name="T4">4</text:span><text:span text:style-name="T4">學分</text:span><text:span text:style-name="T4">，其中包</text:span><text:span text:style-name="T4">含</text:span><text:span text:style-name="T4">：</text:span></text:p>
      <text:p text:style-name="P12"><text:span text:style-name="T4">1.</text:span><text:span text:style-name="T4">專業選修</text:span><text:span text:style-name="T4">24</text:span><text:span text:style-name="T4">學分</text:span></text:p>
      <text:p text:style-name="P12"><text:span text:style-name="T4">2.專題討論為</text:span><text:span text:style-name="T4">必修</text:span><text:span text:style-name="T4">0</text:span><text:span text:style-name="T4">學分</text:span><text:span text:style-name="T4">：碩一生須通過本所專題討論(1)(2)與資工與醫資導論，碩二以上學生須通過專題討論</text:span><text:span text:style-name="T8">。</text:span></text:p>
      <text:p text:style-name="P12"><text:span text:style-name="T4">3.</text:span><text:span text:style-name="T4">論文</text:span><text:span text:style-name="T4">另計。 </text:span></text:p>
      <text:p text:style-name="P10">二、專業選修科目規定如下：</text:p>
      <text:p text:style-name="P8"><text:span text:style-name="T4"><text:tab/> (1) (104學年度以前入學生適用)</text:span><text:span text:style-name="T4">外</text:span><text:span text:style-name="T4">所</text:span><text:span text:style-name="T4">選修</text:span><text:span text:style-name="T4">至多承認6</text:span><text:span text:style-name="T4">學分</text:span><text:span text:style-name="T4">。</text:span></text:p>
      <text:p text:style-name="P9"><text:span text:style-name="T4"><text:tab/>(2) (105學年度以後入學生適用)</text:span><text:span text:style-name="T4">外</text:span><text:span text:style-name="T4">所</text:span><text:span text:style-name="T4">選修</text:span><text:span text:style-name="T4">至多承認 9</text:span><text:span text:style-name="T4">學分</text:span><text:span text:style-name="T4">。</text:span></text:p>
      <text:p text:style-name="P8"><text:span text:style-name="T4"><text:tab/> (3) 選修大學部課</text:span>程<text:span text:style-name="T9">、暑修開授的課和推廣課程</text:span>，學分一概不予承認。</text:p>
      <text:p text:style-name="P13"><text:tab/> (4) 外所選修課程須經由<text:span text:style-name="T10">指導教授輔導認可</text:span>。</text:p>
      <text:p text:style-name="P1"><text:span text:style-name="T4">三、</text:span><text:span text:style-name="T11">抵免學分</text:span><text:span text:style-name="T11">規定如下：欲抵免的課程需開設於</text:span><text:span text:style-name="T13">研究所，學期成績70分以上，且未列入個人大學畢業學分，始可向課程委員會申請審核。申請時需檢附原校規定總畢業學分與抵免科目之課程大綱以茲佐證，經課程委員會審核通過後給予抵免，最多可抵免6學分。</text:span></text:p>
      <text:p text:style-name="P2"><text:span text:style-name="T13">預研生依本系一貫修讀學、碩士學位資格辦法辦理。</text:span></text:p>
      <text:p text:style-name="P1"><text:span text:style-name="T4">四、研究生在</text:span><text:span text:style-name="T13">大學部時期若未曾修過</text:span><text:span text:style-name="T4">計算機組織、資料結構、離散數學三個課程，需要強制補修。至外系所選修上述三門課程須經課程委員會認定。</text:span><text:span text:style-name="T14">外籍生不受上述限制，補修課程得由指導教授輔導認可。</text:span></text:p>
      <text:p text:style-name="P1"><text:span text:style-name="T4">五、因研究需要短期出國，經指導教授同意，</text:span><text:span text:style-name="T15">主任核可後，得免出席出國</text:span><text:span text:style-name="T17"> <text:s text:c="7"/></text:span><text:span text:style-name="T15">期間之專題討論。</text:span></text:p>
      <text:p text:style-name="P1"><text:span text:style-name="T4">六、抵免結果請自行上教務處網站查詢。</text:span></text:p>
      <text:p text:style-name="P1"><text:span text:style-name="T4">七、</text:span><text:span text:style-name="T4">本辦法</text:span><text:span text:style-name="T4">若</text:span><text:span text:style-name="T4">未盡事宜，悉依本校學則及有關規章辦理。</text:span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, MingLiU" style:font-family-generic="modern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TML_20_預設格式" style:display-name="HTML 預設格式" style:family="paragraph" style:parent-style-name="Standard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細明體" fo:font-family="細明體, MingLiU" style:font-family-generic="modern" style:letter-kerning="true" style:font-name-asian="細明體" style:font-family-asian="細明體, MingLiU" style:font-family-generic-asian="modern" style:font-name-complex="細明體" style:font-family-complex="細明體, MingLiU" style:font-family-generic-complex="modern"/>
    </style:style>
    <style:style style:name="內文_20__28_Web_29_" style:display-name="內文 (Web)" style:family="paragraph" style:parent-style-name="Standard">
      <style:paragraph-properties fo:margin-top="0.1945in" fo:margin-bottom="0.1945in" loext:contextual-spacing="false" fo:orphans="2" fo:widows="2"/>
      <style:text-properties style:font-name="新細明體" fo:font-family="新細明體, PMingLiU" style:font-family-generic="roman" style:font-pitch="variable" style:letter-kerning="true" style:font-name-complex="新細明體" style:font-family-complex="新細明體, PMingLiU" style:font-family-generic-complex="roman" style:font-pitch-complex="variable"/>
    </style:style>
    <style:style style:name="style2" style:family="paragraph" style:parent-style-name="Standard">
      <style:paragraph-properties fo:margin-top="0.1945in" fo:margin-bottom="0.1945in" loext:contextual-spacing="false" fo:orphans="2" fo:widows="2"/>
      <style:text-properties style:font-name="新細明體" fo:font-family="新細明體, PMingLiU" style:font-family-generic="roman" style:font-pitch="variable" style:letter-kerning="true" style:font-name-complex="新細明體" style:font-family-complex="新細明體, PMingLiU" style:font-family-generic-complex="roman" style:font-pitch-complex="variable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預設段落字型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TML_20_預設格式_20_字元" style:display-name="HTML 預設格式 字元" style:family="text">
      <style:text-properties style:font-name="細明體" fo:font-family="細明體, MingLiU" style:font-family-generic="modern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細明體" style:font-family-complex="細明體, MingLiU" style:font-family-generic-complex="modern" style:font-size-complex="12pt" style:language-complex="ar" style:country-complex="SA"/>
    </style:style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壹, 貳, 參, ...">
        <style:list-level-properties text:list-level-position-and-space-mode="label-alignment">
          <style:list-level-label-alignment text:label-followed-by="listtab" text:list-tab-stop-position="0.3957in" fo:text-indent="-0.3957in" fo:margin-left="0.395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一, 二, 三, ...">
        <style:list-level-properties text:list-level-position-and-space-mode="label-alignment">
          <style:list-level-label-alignment text:label-followed-by="listtab" text:list-tab-stop-position="0.5283in" fo:text-indent="-0.5in" fo:margin-left="0.5283in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0.6953in" fo:text-indent="-0.3335in" fo:margin-left="0.6953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0283in" fo:text-indent="-0.3335in" fo:margin-left="1.0283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3618in" fo:text-indent="-0.3335in" fo:margin-left="1.3618in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1.6953in" fo:text-indent="-0.3335in" fo:margin-left="1.695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.0283in" fo:text-indent="-0.3335in" fo:margin-left="2.028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.3618in" fo:text-indent="-0.3335in" fo:margin-left="2.3618in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2.6953in" fo:text-indent="-0.3335in" fo:margin-left="2.6953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3.0283in" fo:text-indent="-0.3335in" fo:margin-left="3.02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0.698in" fo:text-indent="-0.3646in" fo:margin-left="0.6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、" style:num-format="一, 二, 三, ...">
        <style:list-level-properties text:list-level-position-and-space-mode="label-alignment">
          <style:list-level-label-alignment text:label-followed-by="listtab" text:list-tab-stop-position="0.5283in" fo:text-indent="-0.5in" fo:margin-left="0.5283in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text:list-tab-stop-position="0.6953in" fo:text-indent="-0.3335in" fo:margin-left="0.6953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0283in" fo:text-indent="-0.3335in" fo:margin-left="1.0283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3618in" fo:text-indent="-0.3335in" fo:margin-left="1.3618in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text:list-tab-stop-position="1.6953in" fo:text-indent="-0.3335in" fo:margin-left="1.6953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.0283in" fo:text-indent="-0.3335in" fo:margin-left="2.028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3618in" fo:text-indent="-0.3335in" fo:margin-left="2.3618in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text:list-tab-stop-position="2.6953in" fo:text-indent="-0.3335in" fo:margin-left="2.6953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3.0283in" fo:text-indent="-0.3335in" fo:margin-left="3.02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1252in" fo:margin-right="0.7681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成功大學資訊工程學系、醫學資訊研究所修業規定</dc:title>
    <meta:initial-creator>Lin</meta:initial-creator>
    <meta:creation-date>2017-01-04T00:08:00</meta:creation-date>
    <dc:creator>user</dc:creator>
    <dc:date>2019-03-08T01:18:00</dc:date>
    <meta:print-date>2017-01-04T14:55:00</meta:print-date>
    <meta:editing-cycles>3</meta:editing-cycles>
    <meta:editing-duration>PT4M</meta:editing-duration>
    <meta:document-statistic meta:table-count="0" meta:image-count="0" meta:object-count="0" meta:page-count="2" meta:paragraph-count="24" meta:word-count="634" meta:character-count="831" meta:non-whitespace-character-count="677"/>
    <meta:generator>LibreOffice/5.4.7.2$Linux_X86_64 LibreOffice_project/c838ef25c16710f8838b1faec480ebba495259d0</meta:generator>
  </office:meta>
</office:document-meta>
</file>